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InputQueryBuilder.UserInputQueryBuilder( String defaultField , Analyzer analy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InputQueryBuilder.getQuery( Elem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UserInputQueryBuilder.createQueryParser( String fieldName , Analyzer analy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InputQueryBuilder.UserInputQueryBuilder( Query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